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743cm" table:align="left" style:writing-mode="lr-tb"/>
    </style:style>
    <style:style style:name="Tabela6.A" style:family="table-column">
      <style:table-column-properties style:column-width="15.74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Tabela3" style:family="table">
      <style:table-properties style:width="15.743cm" table:align="left" style:writing-mode="lr-tb"/>
    </style:style>
    <style:style style:name="Tabela3.A" style:family="table-column">
      <style:table-column-properties style:column-width="15.74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LO-Normal">
      <style:paragraph-properties fo:line-height="100%"/>
    </style:style>
    <style:style style:name="P7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8" style:family="paragraph" style:parent-style-name="Espaço_5f_capa">
      <style:text-properties fo:font-size="36pt" fo:background-color="#ff0000" style:font-size-asian="36pt"/>
    </style:style>
    <style:style style:name="P9" style:family="paragraph" style:parent-style-name="campo1">
      <style:paragraph-properties fo:text-align="center" style:justify-single-word="false"/>
    </style:style>
    <style:style style:name="P10" style:family="paragraph" style:parent-style-name="Texto_20_tabela">
      <style:paragraph-properties fo:text-align="center" style:justify-single-word="false" style:snap-to-layout-grid="false"/>
    </style:style>
    <style:style style:name="P11" style:family="paragraph" style:parent-style-name="Corpo_20_de_20_texto">
      <style:paragraph-properties fo:text-align="center" style:justify-single-word="false"/>
    </style:style>
    <style:style style:name="P12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3" style:family="paragraph" style:parent-style-name="LO-Normal3">
      <style:paragraph-properties fo:text-align="center" style:justify-single-word="false"/>
    </style:style>
    <style:style style:name="P14" style:family="paragraph" style:parent-style-name="Standard">
      <style:text-properties style:font-name="Arial1" fo:font-weight="normal" officeooo:rsid="001c0c23" officeooo:paragraph-rsid="001c0c23" style:font-weight-asian="normal" style:font-weight-complex="normal"/>
    </style:style>
    <style:style style:name="P15" style:family="paragraph" style:parent-style-name="Standard">
      <style:text-properties officeooo:paragraph-rsid="001de701"/>
    </style:style>
    <style:style style:name="P16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17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82832"/>
    </style:style>
    <style:style style:name="P18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de701"/>
    </style:style>
    <style:style style:name="P19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20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21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de701"/>
    </style:style>
    <style:style style:name="P22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de701"/>
    </style:style>
    <style:style style:name="P23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size="10pt" fo:font-weight="normal" officeooo:rsid="001c0c23" officeooo:paragraph-rsid="001de701" style:font-size-asian="10pt" style:font-weight-asian="normal" style:font-size-complex="10pt" style:font-weight-complex="normal"/>
    </style:style>
    <style:style style:name="P24" style:family="paragraph" style:parent-style-name="LO-Normal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 style:snap-to-layout-grid="false">
        <style:tab-stops>
          <style:tab-stop style:position="1.799cm"/>
        </style:tab-stops>
      </style:paragraph-properties>
      <style:text-properties officeooo:paragraph-rsid="00182832"/>
    </style:style>
    <style:style style:name="P25" style:family="paragraph" style:parent-style-name="LO-Normal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officeooo:paragraph-rsid="00182832"/>
    </style:style>
    <style:style style:name="P26" style:family="paragraph" style:parent-style-name="LO-Normal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officeooo:paragraph-rsid="001c0c23"/>
    </style:style>
    <style:style style:name="P27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de701"/>
    </style:style>
    <style:style style:name="P28" style:family="paragraph" style:parent-style-name="Heading_20_1" style:list-style-name="">
      <style:paragraph-properties fo:margin-left="0cm" fo:margin-right="0cm" fo:text-indent="0cm" style:auto-text-indent="false"/>
    </style:style>
    <style:style style:name="P29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30" style:family="paragraph" style:parent-style-name="Heading_20_1" style:list-style-name="WW8Num2">
      <style:paragraph-properties fo:margin-top="0.635cm" fo:margin-bottom="0.423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c0c23" officeooo:paragraph-rsid="001de701" fo:hyphenate="false" fo:hyphenation-remain-char-count="2" fo:hyphenation-push-char-count="2"/>
    </style:style>
    <style:style style:name="P3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33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34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35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de701"/>
    </style:style>
    <style:style style:name="P36" style:family="paragraph" style:parent-style-name="Heading_20_2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officeooo:paragraph-rsid="001de701"/>
    </style:style>
    <style:style style:name="P37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8" style:family="paragraph" style:parent-style-name="Heading_20_3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</style:style>
    <style:style style:name="P3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4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de701"/>
    </style:style>
    <style:style style:name="P4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42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4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44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45" style:family="paragraph" style:parent-style-name="Texto_20_tabela">
      <style:paragraph-properties fo:text-align="center" style:justify-single-word="false" style:snap-to-layout-grid="false"/>
      <style:text-properties officeooo:rsid="001de701" officeooo:paragraph-rsid="001de701"/>
    </style:style>
    <style:style style:name="P46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P47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82832"/>
    </style:style>
    <style:style style:name="P48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de701"/>
    </style:style>
    <style:style style:name="P49" style:family="paragraph" style:parent-style-name="LO-Normal3">
      <style:paragraph-properties fo:text-align="center" style:justify-single-word="false"/>
      <style:text-properties officeooo:paragraph-rsid="001de701"/>
    </style:style>
    <style:style style:name="T1" style:family="text">
      <style:text-properties style:font-name-asian="Arial"/>
    </style:style>
    <style:style style:name="T2" style:family="text">
      <style:text-properties officeooo:rsid="001de701" style:font-name-asian="Arial"/>
    </style:style>
    <style:style style:name="T3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6d7d2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82832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officeooo:rsid="001de701" style:font-size-asian="10pt" style:font-style-asian="normal" style:font-weight-asian="normal" style:font-name-complex="arial" style:font-size-complex="10pt"/>
    </style:style>
    <style:style style:name="T9" style:family="text">
      <style:text-properties fo:font-size="15pt" style:font-name-asian="Arial" style:font-size-asian="15pt" style:font-size-complex="15pt"/>
    </style:style>
    <style:style style:name="T10" style:family="text">
      <style:text-properties fo:font-size="15pt" officeooo:rsid="0016d7d2" style:font-name-asian="Arial" style:font-size-asian="15pt" style:font-size-complex="15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3" style:family="text">
      <style:text-properties style:font-name="Liberation Sans" fo:font-size="15pt" fo:font-style="normal" fo:font-weight="bold" officeooo:rsid="001de701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4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name-asian="Arial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weight-complex="normal"/>
    </style:style>
    <style:style style:name="T18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19" style:family="text">
      <style:text-properties fo:color="#000000" fo:font-size="10pt" style:font-size-asian="10pt" style:font-name-complex="Times New Roman" style:font-size-complex="10pt"/>
    </style:style>
    <style:style style:name="T20" style:family="text">
      <style:text-properties fo:color="#000000" fo:font-size="10pt" officeooo:rsid="0016d7d2" style:font-size-asian="10pt" style:font-name-complex="Times New Roman" style:font-size-complex="10pt"/>
    </style:style>
    <style:style style:name="T21" style:family="text">
      <style:text-properties fo:color="#000000" fo:font-size="10pt" officeooo:rsid="001de701" style:font-size-asian="10pt" style:font-name-complex="Times New Roman" style:font-size-complex="10pt"/>
    </style:style>
    <style:style style:name="T22" style:family="text">
      <style:text-properties fo:color="#000000" style:font-name="arial" fo:font-size="10pt" style:font-size-asian="10pt" style:language-asian="zh" style:country-asian="CN" style:font-name-complex="arial" style:font-size-complex="10pt"/>
    </style:style>
    <style:style style:name="T23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4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5" style:family="text">
      <style:text-properties fo:color="#000000" officeooo:rsid="001c0c23" style:font-name-complex="Times New Roman"/>
    </style:style>
    <style:style style:name="T26" style:family="text">
      <style:text-properties fo:color="#000000" officeooo:rsid="001de701" style:font-name-complex="Times New Roman"/>
    </style:style>
    <style:style style:name="T27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d5f2a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8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e1d76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9" style:family="text">
      <style:text-properties fo:color="#000000" style:font-name="Arial2" officeooo:rsid="001d5f2a" style:font-name-complex="Arial3"/>
    </style:style>
    <style:style style:name="T30" style:family="text">
      <style:text-properties fo:color="#000000" style:font-name="Arial2" officeooo:rsid="00212286" style:font-name-complex="Arial3"/>
    </style:style>
    <style:style style:name="T31" style:family="text">
      <style:text-properties fo:color="#000000" style:font-name="Arial2" fo:font-size="11pt" officeooo:rsid="001d5f2a" style:font-size-asian="11pt" style:font-name-complex="Arial3" style:font-size-complex="11pt"/>
    </style:style>
    <style:style style:name="T32" style:family="text">
      <style:text-properties fo:color="#000000" style:font-name="Arial2" fo:font-size="11pt" officeooo:rsid="00212286" style:font-size-asian="11pt" style:font-name-complex="Arial3" style:font-size-complex="11pt"/>
    </style:style>
    <style:style style:name="T33" style:family="text">
      <style:text-properties fo:color="#000000" style:font-name="Arial2" fo:font-size="11pt" fo:font-weight="normal" officeooo:rsid="00215920" style:font-name-asian="Arial" style:font-size-asian="11pt" style:font-weight-asian="normal" style:font-name-complex="Arial3" style:font-size-complex="11pt" style:font-weight-complex="normal"/>
    </style:style>
    <style:style style:name="T34" style:family="text">
      <style:text-properties fo:color="#000000" style:font-name="Arial2" fo:font-size="10pt" officeooo:rsid="00212286" style:font-name-asian="Arial" style:font-size-asian="10pt" style:font-name-complex="Arial3" style:font-size-complex="10pt"/>
    </style:style>
    <style:style style:name="T35" style:family="text">
      <style:text-properties fo:color="#000000" style:font-name="Arial2" fo:font-size="10pt" fo:font-weight="normal" officeooo:rsid="00215920" style:font-name-asian="Arial" style:font-size-asian="10pt" style:font-weight-asian="normal" style:font-name-complex="Arial3" style:font-size-complex="10pt" style:font-weight-complex="normal"/>
    </style:style>
    <style:style style:name="T36" style:family="text">
      <style:text-properties fo:color="#000000" style:font-name="Arial2" fo:font-weight="normal" officeooo:rsid="00215920" style:font-name-asian="Arial" style:font-weight-asian="normal" style:font-name-complex="Arial3" style:font-weight-complex="normal"/>
    </style:style>
    <style:style style:name="T37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8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39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40" style:family="text">
      <style:text-properties style:font-name="Arial" fo:font-weight="normal" officeooo:rsid="001de701" style:font-name-asian="Arial" style:font-weight-asian="normal" style:font-name-complex="Arial" style:font-weight-complex="normal"/>
    </style:style>
    <style:style style:name="T41" style:family="text">
      <style:text-properties officeooo:rsid="001d5f2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8"/>
      <text:p text:style-name="P9"><text:span text:style-name="Fonte_20_parág._20_padrão"><text:span text:style-name="T3"><text:s text:c="3"/></text:span></text:span></text:p>
      <text:p text:style-name="P12">Documento de Especificação de Caso de Uso </text:p>
      <text:p text:style-name="P13"/>
      <text:p text:style-name="P11"><text:span text:style-name="Fonte_20_parág._20_padrão"><text:span text:style-name="T9">GP– Gestão </text:span></text:span><text:span text:style-name="Fonte_20_parág._20_padrão"><text:span text:style-name="T10">de Pessoas</text:span></text:span></text:p>
      <text:p text:style-name="P13"/>
      <text:p text:style-name="P49"><text:span text:style-name="Fonte_20_parág._20_padrão"><text:span text:style-name="T12">UC</text:span></text:span><text:span text:style-name="Fonte_20_parág._20_padrão"><text:span text:style-name="T13">14</text:span></text:span><text:span text:style-name="Fonte_20_parág._20_padrão"><text:span text:style-name="T12"> – </text:span></text:span><text:span text:style-name="Fonte_20_parág._20_padrão"><text:span text:style-name="T27">C</text:span></text:span><text:span text:style-name="Fonte_20_parág._20_padrão"><text:span text:style-name="T28">riar Perfil Público</text:span></text:span></text:p>
      <text:p text:style-name="P13"><text:span text:style-name="Fonte_20_parág._20_padrão"><text:span text:style-name="T12"/></text:span></text:p>
      <text:h text:style-name="P28" text:outline-level="1"><text:bookmark-start text:name="__RefHeading__246_309531963"/><text:bookmark-start text:name="__RefHeading__7635_1906137012"/><text:bookmark-start text:name="__RefHeading__63_1275273786"/><text:bookmark-start text:name="__RefHeading__468_490762481"/><text:bookmark-start text:name="__RefHeading__45_178789685"/><text:bookmark-start text:name="__RefHeading__91_349077762"/><text:bookmark-start text:name="__RefHeading__224_316480181"/><text:bookmark-start text:name="__RefHeading__137_1511968741"/><text:bookmark text:name="_Ref89052436"/><text:span text:style-name="Fonte_20_parág._20_padrão"><text:span text:style-name="T11">Histórico</text:span></text:span><text:bookmark-end text:name="__RefHeading__246_309531963"/><text:bookmark-end text:name="__RefHeading__7635_1906137012"/><text:bookmark-end text:name="__RefHeading__63_1275273786"/><text:bookmark-end text:name="__RefHeading__468_490762481"/><text:bookmark-end text:name="__RefHeading__45_178789685"/><text:bookmark-end text:name="__RefHeading__91_349077762"/><text:bookmark-end text:name="__RefHeading__224_316480181"/><text:bookmark-end text:name="__RefHeading__137_1511968741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45">13/04/2015</text:p>
          </table:table-cell>
          <table:table-cell table:style-name="Tabela1.A1" office:value-type="string">
            <text:p text:style-name="P10">1.0</text:p>
          </table:table-cell>
          <table:table-cell table:style-name="Tabela1.A1" office:value-type="string">
            <text:p text:style-name="P45">Beatriz Brito do Rêgo</text:p>
          </table:table-cell>
          <table:table-cell table:style-name="Tabela1.D1" office:value-type="string">
            <text:p text:style-name="P43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D3" office:value-type="string">
            <text:p text:style-name="P43"/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D3" office:value-type="string">
            <text:p text:style-name="P44"/>
          </table:table-cell>
        </table:table-row>
      </table:table>
      <text:section text:style-name="Sect1" text:name="Seção1">
        <text:p text:style-name="P4"/>
        <text:p text:style-name="P4"><text:bookmark-start text:name="_Ref418497390"/><text:bookmark-start text:name="_Ref439573339"/><text:span text:style-name="Fonte_20_parág._20_padrão"><text:span text:style-name="T14">Especificação de casos de uso</text:span></text:span></text:p>
        <text:list xml:id="list68590047465045219" text:style-name="WW8Num2">
          <text:list-item>
            <text:h text:style-name="P30" text:outline-level="1"><text:span text:style-name="T41">Criar Perfil Público</text:span><text:bookmark-start text:name="__RefHeading__252_309531963"/><text:bookmark-start text:name="__RefHeading__7641_1906137012"/><text:bookmark-start text:name="__RefHeading__97_349077762"/><text:bookmark-start text:name="__RefHeading__230_316480181"/><text:bookmark-start text:name="__RefHeading__143_1511968741"/><text:bookmark-start text:name="__RefHeading__250_309531963"/><text:bookmark-start text:name="__RefHeading__7639_1906137012"/><text:bookmark-start text:name="__RefHeading__95_349077762"/><text:bookmark-start text:name="__RefHeading__228_316480181"/><text:bookmark-start text:name="__RefHeading__141_1511968741"/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470_490762481"/><text:bookmark-start text:name="__RefHeading__446_1105478727"/><text:bookmark-start text:name="__RefHeading__47_178789685"/><text:bookmark-start text:name="__RefHeading__65_1275273786"/></text:h>
            <text:list>
              <text:list-item>
                <text:h text:style-name="P31" text:outline-level="2"><text:bookmark-start text:name="__RefHeading__256_309531963"/><text:bookmark-start text:name="__RefHeading__7645_1906137012"/><text:bookmark-start text:name="__RefHeading__101_349077762"/><text:bookmark-start text:name="__RefHeading__234_316480181"/><text:bookmark-start text:name="__RefHeading__147_1511968741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27"><text:span text:style-name="Fonte_20_parág._20_padrão"><text:span text:style-name="T34">Estagiário cadastra informações para ter acesso ao sistema.</text:span></text:span></text:p>
        <text:list xml:id="list85311288117331" text:continue-numbering="true" text:style-name="WW8Num2">
          <text:list-item>
            <text:list>
              <text:list-item>
                <text:h text:style-name="P33" text:outline-level="2"><text:bookmark-start text:name="__RefHeading__260_309531963"/><text:bookmark-start text:name="__RefHeading__7647_1906137012"/><text:bookmark-start text:name="__RefHeading__103_349077762"/><text:bookmark-start text:name="__RefHeading__236_316480181"/><text:bookmark-start text:name="__RefHeading__149_1511968741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15">Atores</text:span><text:span text:style-name="Fonte_20_parág._20_padrão"><text:span text:style-name="T16"> </text:span></text:span><text:span text:style-name="T15">Envolvidos</text:span></text:h>
              </text:list-item>
            </text:list>
          </text:list-item>
        </text:list>
        <text:p text:style-name="P6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Estagiário</text:span></text:span><text:span text:style-name="Fonte_20_parág._20_padrão"><text:span text:style-name="T1">.</text:span></text:span></text:p>
        <text:list xml:id="list85309737025531" text:continue-numbering="true" text:style-name="WW8Num2">
          <text:list-item>
            <text:list>
              <text:list-item>
                <text:h text:style-name="P33" text:outline-level="2"><text:bookmark-start text:name="__RefHeading__262_309531963"/><text:bookmark-start text:name="__RefHeading__7695_1906137012"/><text:bookmark-start text:name="__RefHeading__105_349077762"/><text:bookmark-start text:name="__RefHeading__238_316480181"/><text:bookmark-start text:name="__RefHeading__151_1511968741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15">Fluxo</text:span><text:span text:style-name="Fonte_20_parág._20_padrão"><text:span text:style-name="T16"> </text:span></text:span><text:span text:style-name="T15">Básico Específico</text:span><text:span text:style-name="Fonte_20_parág._20_padrão"><text:span text:style-name="T16"> Visualizar Projetos </text:span></text:span><text:span text:style-name="T15">(</text:span><text:span text:style-name="Fonte_20_parág._20_padrão"><text:span text:style-name="T17">Happy</text:span></text:span><text:span text:style-name="Fonte_20_parág._20_padrão"><text:span text:style-name="T18"> </text:span></text:span><text:span text:style-name="Fonte_20_parág._20_padrão"><text:span text:style-name="T17">Day</text:span></text:span><text:span text:style-name="T15">)</text:span><text:bookmark-end text:name="_Ref162424072"/><text:span text:style-name="T15"> </text:span></text:h>
              </text:list-item>
            </text:list>
          </text:list-item>
        </text:list>
        <text:p text:style-name="P7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4422769644346284602" text:style-name="WW8Num15">
                <text:list-item>
                  <text:p text:style-name="P16"><text:span text:style-name="Fonte_20_parág._20_padrão"><text:span text:style-name="T20"><text:s text:c="2"/>Ator</text:span></text:span><text:span text:style-name="Fonte_20_parág._20_padrão"><text:span text:style-name="T19"> </text:span></text:span><text:span text:style-name="Fonte_20_parág._20_padrão"><text:span text:style-name="T21">escolhe a opção perfil público</text:span></text:span><text:span text:style-name="Fonte_20_parág._20_padrão"><text:span text:style-name="T19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85311403937243" text:continue-numbering="true" text:style-name="WW8Num15">
                <text:list-item>
                  <text:p text:style-name="P46"><text:span text:style-name="Fonte_20_parág._20_padrão"><text:span text:style-name="T7">Ator </text:span></text:span><text:span text:style-name="Fonte_20_parág._20_padrão"><text:span text:style-name="T8">digita o seu CPF</text:span></text:span><text:span text:style-name="Fonte_20_parág._20_padrão"><text:span text:style-name="T7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85310887188110" text:continue-numbering="true" text:style-name="WW8Num15">
                <text:list-item>
                  <text:p text:style-name="P19"><text:span text:style-name="Fonte_20_parág._20_padrão"><text:span text:style-name="T26">Ator digita um senha</text:span></text:span><text:span text:style-name="Fonte_20_parág._20_padrão"><text:span text:style-name="T25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85311110326342" text:continue-numbering="true" text:style-name="WW8Num15">
                <text:list-item>
                  <text:p text:style-name="P22"><text:span text:style-name="Fonte_20_parág._20_padrão"><text:span text:style-name="T8">Ator cadastra as informações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85309820734918" text:continue-numbering="true" text:style-name="WW8Num15">
                <text:list-item>
                  <text:p text:style-name="P20"><text:span text:style-name="Fonte_20_parág._20_padrão"><text:span text:style-name="T8">Sistema cadastra informações do </text:span></text:span><text:span text:style-name="Fonte_20_parág._20_padrão"><text:span text:style-name="T8">estagiário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ext:h text:style-name="P38" text:outline-level="3"><text:bookmark-end text:name="_Ref88992566"/><text:bookmark-start text:name="_Ref305840747"/><text:bookmark-start text:name="_Ref89658577"/><text:bookmark-start text:name="_Ref83717314"/><text:bookmark-start text:name="_Ref89056686"/><text:soft-page-break/></text:h>
        <text:list xml:id="list85311770566485" text:continue-list="list85309737025531" text:style-name="WW8Num2">
          <text:list-item>
            <text:list>
              <text:list-item>
                <text:h text:style-name="P33" text:outline-level="2"><text:bookmark-end text:name="_Ref305840747"/><text:bookmark-end text:name="_Ref89658577"/><text:bookmark-end text:name="_Ref83717314"/><text:bookmark-end text:name="_Ref89056686"/><text:bookmark-start text:name="__RefHeading__266_309531963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09_349077762"/><text:bookmark-start text:name="__RefHeading__242_316480181"/><text:bookmark-start text:name="__RefHeading__155_1511968741"/><text:span text:style-name="T15">Fluxos</text:span><text:span text:style-name="Fonte_20_parág._20_padrão"><text:span text:style-name="T16"> </text:span></text:span><text:span text:style-name="T15">Alternativos</text:span><text:bookmark-end text:name="__RefHeading__266_309531963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09_349077762"/><text:bookmark-end text:name="__RefHeading__242_316480181"/><text:bookmark-end text:name="__RefHeading__155_1511968741"/></text:h>
              </text:list-item>
            </text:list>
          </text:list-item>
        </text:list>
        <text:p text:style-name="P40"><text:span text:style-name="Fonte_20_parág._20_padrão"><text:span text:style-name="T24"/></text:span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list xml:id="list85310011461278" text:continue-list="list85309820734918" text:style-name="WW8Num15">
                <text:list-item text:start-value="1">
                  <text:p text:style-name="P18"><text:span text:style-name="Fonte_20_parág._20_padrão"><text:span text:style-name="T20"><text:s text:c="2"/>Ator</text:span></text:span><text:span text:style-name="Fonte_20_parág._20_padrão"><text:span text:style-name="T19"> </text:span></text:span><text:span text:style-name="Fonte_20_parág._20_padrão"><text:span text:style-name="T21">escolhe a opção perfil público</text:span></text:span><text:span text:style-name="Fonte_20_parág._20_padrão"><text:span text:style-name="T19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5310427659408" text:continue-numbering="true" text:style-name="WW8Num15">
                <text:list-item>
                  <text:p text:style-name="P48"><text:span text:style-name="Fonte_20_parág._20_padrão"><text:span text:style-name="T7">Ator </text:span></text:span><text:span text:style-name="Fonte_20_parág._20_padrão"><text:span text:style-name="T8">digita o seu CPF</text:span></text:span><text:span text:style-name="Fonte_20_parág._20_padrão"><text:span text:style-name="T7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5309931706354" text:continue-numbering="true" text:style-name="WW8Num15">
                <text:list-item>
                  <text:p text:style-name="P22"><text:span text:style-name="Fonte_20_parág._20_padrão"><text:span text:style-name="T26">Ator digita um senha</text:span></text:span><text:span text:style-name="Fonte_20_parág._20_padrão"><text:span text:style-name="T25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5310440679339" text:continue-numbering="true" text:style-name="WW8Num15">
                <text:list-item>
                  <text:p text:style-name="P22"><text:span text:style-name="Fonte_20_parág._20_padrão"><text:span text:style-name="T8">Ator cadastra as informações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5310865459810" text:continue-numbering="true" text:style-name="WW8Num15">
                <text:list-item>
                  <text:p text:style-name="P21"><text:span text:style-name="Fonte_20_parág._20_padrão"><text:span text:style-name="T8">Ator seleciona a opção cancelar;</text:span></text:span></text:p>
                </text:list-item>
              </text:list>
            </table:table-cell>
          </table:table-row>
        </table:table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list xml:id="list85310787578402" text:continue-numbering="true" text:style-name="WW8Num15">
                <text:list-item>
                  <text:p text:style-name="P17"><text:span text:style-name="Fonte_20_parág._20_padrão"><text:span text:style-name="T20"><text:s text:c="2"/></text:span></text:span><text:span text:style-name="Fonte_20_parág._20_padrão"><text:span text:style-name="T21">Sistema retorna para página inicial;</text:span></text:span></text:p>
                </text:list-item>
              </text:list>
            </table:table-cell>
          </table:table-row>
        </table:table>
        <text:list xml:id="list85309688075521" text:continue-list="list85311770566485" text:style-name="WW8Num2">
          <text:list-item>
            <text:list>
              <text:list-item>
                <text:h text:style-name="P34" text:outline-level="2"><text:bookmark-start text:name="__RefHeading__268_309531963"/><text:bookmark-start text:name="__RefHeading__7697_1906137012"/><text:bookmark-start text:name="__RefHeading__111_349077762"/><text:bookmark-start text:name="__RefHeading__244_316480181"/><text:bookmark-start text:name="__RefHeading__157_1511968741"/><text:span text:style-name="Fonte_20_parág._20_padrão"><text:span text:style-name="T23">Fluxos de Exceção</text:span></text:span><text:bookmark-end text:name="__RefHeading__268_309531963"/><text:bookmark-end text:name="__RefHeading__7697_1906137012"/><text:bookmark-end text:name="__RefHeading__111_349077762"/><text:bookmark-end text:name="__RefHeading__244_316480181"/><text:bookmark-end text:name="__RefHeading__157_1511968741"/></text:h>
              </text:list-item>
            </text:list>
          </text:list-item>
        </text:list>
        <text:p text:style-name="P14">Não se aplica</text:p>
        <text:list xml:id="list85311717427850" text:continue-numbering="true" text:style-name="WW8Num2">
          <text:list-item>
            <text:list>
              <text:list-item>
                <text:h text:style-name="P35" text:outline-level="2"><text:span text:style-name="T15">Pré-Condições</text:span></text:h>
                <text:h text:style-name="P36" text:outline-level="2"><text:span text:style-name="Fonte_20_parág._20_padrão"><text:span text:style-name="T35">Inicialização do sistema.</text:span></text:span></text:h>
              </text:list-item>
            </text:list>
          </text:list-item>
        </text:list>
        <text:p text:style-name="P5"><text:bookmark-start text:name="__RefHeading__7720_1906137012"/><text:span text:style-name="Fonte_20_parág._20_padrão"><text:span text:style-name="T39">Para que o caso de uso seja iniciado é necessário que o </text:span></text:span><text:span text:style-name="Fonte_20_parág._20_padrão"><text:span text:style-name="T40">sistema esteja sendo inicializado.</text:span></text:span><text:span text:style-name="Fonte_20_parág._20_padrão"><text:span text:style-name="T39"> </text:span></text:span><text:bookmark-end text:name="__RefHeading__7720_1906137012"/></text:p>
        <text:list xml:id="list85310241801253" text:continue-numbering="true" text:style-name="WW8Num2">
          <text:list-item>
            <text:list>
              <text:list-item>
                <text:h text:style-name="P32" text:outline-level="2"><text:bookmark-start text:name="__RefHeading__274_309531963"/><text:bookmark-start text:name="__RefHeading__7661_1906137012"/><text:bookmark-start text:name="__RefHeading__494_490762481"/><text:bookmark-start text:name="__RefHeading__470_1105478727"/><text:bookmark-start text:name="__RefHeading__71_178789685"/><text:bookmark-start text:name="__RefHeading__89_1275273786"/><text:bookmark-start text:name="__RefHeading__117_349077762"/><text:bookmark-start text:name="__RefHeading__250_316480181"/><text:bookmark-start text:name="__RefHeading__163_1511968741"/>Pós-Condições<text:bookmark-end text:name="__RefHeading__274_309531963"/><text:bookmark-end text:name="__RefHeading__7661_1906137012"/><text:bookmark-end text:name="__RefHeading__494_490762481"/><text:bookmark-end text:name="__RefHeading__470_1105478727"/><text:bookmark-end text:name="__RefHeading__71_178789685"/><text:bookmark-end text:name="__RefHeading__89_1275273786"/><text:bookmark-end text:name="__RefHeading__117_349077762"/><text:bookmark-end text:name="__RefHeading__250_316480181"/><text:bookmark-end text:name="__RefHeading__163_1511968741"/></text:h>
              </text:list-item>
            </text:list>
          </text:list-item>
        </text:list>
        <text:p text:style-name="P23"><text:span text:style-name="T29">O estagiário é </text:span><text:span text:style-name="T30">cadastrado no perfil público.</text:span></text:p>
        <text:list xml:id="list85310779607738" text:continue-numbering="true" text:style-name="WW8Num2">
          <text:list-item>
            <text:h text:style-name="P29" text:outline-level="1"><text:bookmark-start text:name="__RefHeading__276_309531963"/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_RefHeading__7663_1906137012"/><text:bookmark-start text:name="__RefHeading__119_349077762"/><text:bookmark-start text:name="__RefHeading__252_316480181"/><text:bookmark-start text:name="__RefHeading__165_1511968741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276_309531963"/><text:bookmark-end text:name="__RefHeading__73_178789685"/><text:bookmark-end text:name="__RefHeading__472_1105478727"/><text:bookmark-end text:name="__RefHeading__496_490762481"/><text:bookmark-end text:name="__RefHeading__91_1275273786"/><text:bookmark-end text:name="__RefHeading__7663_1906137012"/><text:bookmark-end text:name="__RefHeading__119_349077762"/><text:bookmark-end text:name="__RefHeading__252_316480181"/><text:bookmark-end text:name="__RefHeading__165_1511968741"/></text:h>
          </text:list-item>
        </text:list>
        <text:p text:style-name="P39"><text:span text:style-name="T15">Não</text:span><text:span text:style-name="Fonte_20_parág._20_padrão"><text:span text:style-name="T16"> </text:span></text:span><text:span text:style-name="T15">se</text:span><text:span text:style-name="Fonte_20_parág._20_padrão"><text:span text:style-name="T16"> </text:span></text:span><text:span text:style-name="T15">aplica</text:span></text:p>
        <text:list xml:id="list85310218632075" text:continue-numbering="true" text:style-name="WW8Num2">
          <text:list-item>
            <text:list>
              <text:list-item>
                <text:list>
                  <text:list-item>
                    <text:h text:style-name="P37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15">Pontos</text:span><text:span text:style-name="Fonte_20_parág._20_padrão"><text:span text:style-name="T16"> </text:span></text:span><text:span text:style-name="T15">de</text:span><text:span text:style-name="Fonte_20_parág._20_padrão"><text:span text:style-name="T16"> </text:span></text:span><text:span text:style-name="T15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9"><text:span text:style-name="T15">Não</text:span><text:span text:style-name="Fonte_20_parág._20_padrão"><text:span text:style-name="T16"> </text:span></text:span><text:span text:style-name="T15">se</text:span><text:span text:style-name="Fonte_20_parág._20_padrão"><text:span text:style-name="T16"> </text:span></text:span><text:span text:style-name="T15">aplica</text:span></text:p>
        <text:list xml:id="list85309708525980" text:continue-numbering="true" text:style-name="WW8Num2">
          <text:list-item>
            <text:list>
              <text:list-item>
                <text:list>
                  <text:list-item>
                    <text:h text:style-name="P37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15">Pontos</text:span><text:span text:style-name="Fonte_20_parág._20_padrão"><text:span text:style-name="T16"> </text:span></text:span><text:span text:style-name="T15">de</text:span><text:span text:style-name="Fonte_20_parág._20_padrão"><text:span text:style-name="T16"> </text:span></text:span><text:span text:style-name="T15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41"><text:bookmark-end text:name="_Ref418497390"/><text:bookmark-end text:name="_Ref439573339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59_178789685"/><text:bookmark-end text:name="__RefHeading__458_1105478727"/><text:bookmark-end text:name="__RefHeading__482_490762481"/><text:bookmark-end text:name="__RefHeading__77_1275273786"/>Não se aplica<text:bookmark-end text:name="__RefHeading__252_309531963"/><text:bookmark-end text:name="__RefHeading__7641_1906137012"/><text:bookmark-end text:name="__RefHeading__97_349077762"/><text:bookmark-end text:name="__RefHeading__230_316480181"/><text:bookmark-end text:name="__RefHeading__143_1511968741"/><text:bookmark-end text:name="__RefHeading__250_309531963"/><text:bookmark-end text:name="__RefHeading__7639_1906137012"/><text:bookmark-end text:name="__RefHeading__95_349077762"/><text:bookmark-end text:name="__RefHeading__228_316480181"/><text:bookmark-end text:name="__RefHeading__141_1511968741"/><text:bookmark-end text:name="__RefHeading__256_309531963"/><text:bookmark-end text:name="__RefHeading__7645_1906137012"/><text:bookmark-end text:name="__RefHeading__101_349077762"/><text:bookmark-end text:name="__RefHeading__234_316480181"/><text:bookmark-end text:name="__RefHeading__147_1511968741"/><text:bookmark-end text:name="__RefHeading__260_309531963"/><text:bookmark-end text:name="__RefHeading__7647_1906137012"/><text:bookmark-end text:name="__RefHeading__103_349077762"/><text:bookmark-end text:name="__RefHeading__236_316480181"/><text:bookmark-end text:name="__RefHeading__149_1511968741"/><text:bookmark-end text:name="__RefHeading__262_309531963"/><text:bookmark-end text:name="__RefHeading__7695_1906137012"/><text:bookmark-end text:name="__RefHeading__105_349077762"/><text:bookmark-end text:name="__RefHeading__238_316480181"/><text:bookmark-end text:name="__RefHeading__151_151196874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13T08:53:09.554574354</dc:date>
    <meta:print-date>2007-05-07T23:41:00</meta:print-date>
    <meta:editing-cycles>29</meta:editing-cycles>
    <meta:editing-duration>PT1H33M37S</meta:editing-duration>
    <meta:generator>LibreOffice/4.2.7.2$Linux_X86_64 LibreOffice_project/420m0$Build-2</meta:generator>
    <meta:document-statistic meta:table-count="4" meta:image-count="2" meta:object-count="0" meta:page-count="2" meta:paragraph-count="46" meta:word-count="192" meta:character-count="1235" meta:non-whitespace-character-count="1010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